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535C43C.png"/>
  <manifest:file-entry manifest:media-type="image/png" manifest:full-path="Pictures/100000000000032000000258E4EC73B1.png"/>
  <manifest:file-entry manifest:media-type="image/png" manifest:full-path="Pictures/1000000000000320000002588B7C34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Opencores: SOCGEN projec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reating Reusable Test Benches</text:p>
            <text:p/>
            <text:p/>
            <text:p/>
            <text:p/>
            <text:p/>
            <text:p>John Eaton</text:p>
            <text:p>Ouabache Design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8cm" svg:height="21cm" svg:x="0cm" svg:y="0cm">
          <draw:image xlink:href="Pictures/100000000000032000000258E4EC73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27.94cm" svg:height="21cm" svg:x="0cm" svg:y="0cm">
          <draw:image xlink:href="Pictures/1000000000000320000002588B7C34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" draw:layer="layout" svg:width="28cm" svg:height="20.955cm" svg:x="0cm" svg:y="0cm">
          <draw:image xlink:href="Pictures/1000000000000320000002587535C4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uabache Designworks</meta:initial-creator>
    <meta:creation-date>2010-05-14T10:52:12</meta:creation-date>
    <meta:editing-duration>PT00H23M09S</meta:editing-duration>
    <meta:editing-cycles>5</meta:editing-cycles>
    <dc:date>2010-05-14T11:15:43</dc:date>
    <dc:creator>Ouabache Designworks</dc:creator>
    <meta:generator>OpenOffice.org/3.2$Linux OpenOffice.org_project/320m12$Build-9483</meta:generator>
    <meta:document-statistic meta:object-count="34"/>
  </office:meta>
</office:document-meta>
</file>